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eeb46" officeooo:paragraph-rsid="000eeb46"/>
    </style:style>
    <style:style style:name="P2" style:family="paragraph" style:parent-style-name="Preformatted_20_Text">
      <style:text-properties officeooo:rsid="000eeb46" officeooo:paragraph-rsid="001ec18c"/>
    </style:style>
    <style:style style:name="P3" style:family="paragraph" style:parent-style-name="Preformatted_20_Text">
      <style:text-properties officeooo:rsid="000eeb46" officeooo:paragraph-rsid="000eeb46" fo:background-color="#00cc33"/>
    </style:style>
    <style:style style:name="P4" style:family="paragraph" style:parent-style-name="Preformatted_20_Text">
      <style:text-properties style:use-window-font-color="true" officeooo:rsid="000eeb46" officeooo:paragraph-rsid="000eeb46" fo:background-color="#00cc33"/>
    </style:style>
    <style:style style:name="P5" style:family="paragraph" style:parent-style-name="Preformatted_20_Text">
      <style:text-properties officeooo:rsid="000eeb46" officeooo:paragraph-rsid="000eeb46" fo:background-color="#ffff00"/>
    </style:style>
    <style:style style:name="P6" style:family="paragraph" style:parent-style-name="Preformatted_20_Text">
      <style:text-properties officeooo:rsid="000eeb46" officeooo:paragraph-rsid="000eeb46" fo:background-color="#00cc33"/>
    </style:style>
    <style:style style:name="P7" style:family="paragraph" style:parent-style-name="Preformatted_20_Text">
      <style:text-properties style:use-window-font-color="true" officeooo:rsid="000eeb46" officeooo:paragraph-rsid="000eeb46" fo:background-color="#00cc33"/>
    </style:style>
    <style:style style:name="T1" style:family="text">
      <style:text-properties fo:background-color="#00cc33" loext:char-shading-value="0"/>
    </style:style>
    <style:style style:name="T2" style:family="text">
      <style:text-properties officeooo:rsid="001741cc"/>
    </style:style>
    <style:style style:name="T3" style:family="text">
      <style:text-properties officeooo:rsid="0017fbdd"/>
    </style:style>
    <style:style style:name="T4" style:family="text">
      <style:text-properties style:text-position="super 58%" officeooo:rsid="0017fbdd"/>
    </style:style>
    <style:style style:name="T5" style:family="text">
      <style:text-properties officeooo:rsid="0019ba39"/>
    </style:style>
    <style:style style:name="T6" style:family="text">
      <style:text-properties officeooo:rsid="001d2c89"/>
    </style:style>
    <style:style style:name="T7" style:family="text">
      <style:text-properties officeooo:rsid="001e95b0"/>
    </style:style>
    <style:style style:name="T8" style:family="text">
      <style:text-properties fo:background-color="#ffff00" loext:char-shading-value="0"/>
    </style:style>
    <style:style style:name="T9" style:family="text">
      <style:text-properties officeooo:rsid="001ec18c" fo:background-color="#ffff00" loext:char-shading-value="0"/>
    </style:style>
    <style:style style:name="T10" style:family="text">
      <style:text-properties officeooo:rsid="001f253a" fo:background-color="#ffff00" loext:char-shading-value="0"/>
    </style:style>
    <style:style style:name="T11" style:family="text">
      <style:text-properties officeooo:rsid="002519dd"/>
    </style:style>
    <style:style style:name="T12" style:family="text">
      <style:text-properties officeooo:rsid="002528c5"/>
    </style:style>
    <style:style style:name="T13" style:family="text">
      <style:text-properties officeooo:rsid="0025b9f1"/>
    </style:style>
    <style:style style:name="T14" style:family="text">
      <style:text-properties officeooo:rsid="002afc0d"/>
    </style:style>
    <style:style style:name="T15" style:family="text">
      <style:text-properties officeooo:rsid="0032cd54"/>
    </style:style>
    <style:style style:name="T16"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____________________________________________________</text:p>
      <text:p text:style-name="P1"/>
      <text:p text:style-name="P1"><text:s text:c="4"/>Chapter 1</text:p>
      <text:p text:style-name="P1">____________________________________________________</text:p>
      <text:p text:style-name="P1"/>
      <text:p text:style-name="P1"/>
      <text:p text:style-name="P3">L.10 <text:s text:c="3"/>You should start with a more general context, i.e. on High-Luminosity LHC program (one sentence). </text:p>
      <text:p text:style-name="P3"><text:s text:c="8"/>Then down to ITk, briefly describing the overall design and finally the strip detector.</text:p>
      <text:p text:style-name="P3"><text:s text:c="8"/>That's the first paragraph of your abstract.</text:p>
      <text:p text:style-name="P3"><text:s text:c="8"/>You should add right after what we mean by a petal (look up Yu-Heng's report).</text:p>
      <text:p text:style-name="P3"><text:s text:c="16"/></text:p>
      <text:p text:style-name="P3">L.12 <text:s text:c="3"/>CO2 =&gt; CO outside of math type</text:p>
      <text:p text:style-name="P3">L.13 <text:s text:c="3"/>This thermal cycle result (lack of thermal memory) is a "by-product" of our tests (we had to go down in temperatures so we recorded all the intermediary steps)</text:p>
      <text:p text:style-name="P3"><text:s text:c="8"/>But it is not the most important things we wanted to measure at the first place, that is to say the temperature of the silicon sensors of a powered + cooled down petal.</text:p>
      <text:p text:style-name="P3"><text:s text:c="8"/>So announcing this result gives way too much importance. On top of it, we did only one thermal cycles. Typical dedicated measurements of thermal memory involve ~30 cycles or more.</text:p>
      <text:p text:style-name="P3"><text:s text:c="8"/>I would quote instead the lowest temperatures we reached on the sensors.</text:p>
      <text:p text:style-name="P3"/>
      <text:p text:style-name="P3">L.15 <text:s text:c="3"/>remove "also"</text:p>
      <text:p text:style-name="P3">L.16 <text:s text:c="3"/>"In addition, a thermographic correction". This is the main goal of the report and how measurements are made. So it should not be a supplement but it's the core of things</text:p>
      <text:p text:style-name="P3"><text:s text:c="8"/>This should be mentioned in the abstract (not too detailed such as quoting the black tape method, but stating that we correct the raw camera output).</text:p>
      <text:p text:style-name="P3">L.18 <text:s text:c="3"/>"would eliminate the necesity of covering the petal surface with high emissivity black tape." =&gt; if you write this in the abstract, you need to define it more</text:p>
      <text:p text:style-name="P3"><text:s text:c="8"/>I would rather stay general with something like "this report details a method used to calibrate the temperature provided by the infra-red camera".</text:p>
      <text:p text:style-name="P3"><text:s text:c="8"/></text:p>
      <text:p text:style-name="P3">L.19 <text:s text:c="3"/>The viewing angle is rather to be seen as a preliminary study to understand more our system.</text:p>
      <text:p text:style-name="P3"><text:s text:c="8"/>If you really want to put it in the abstract (I would not), it should go before the final result.</text:p>
      <text:p text:style-name="P1"/>
      <text:p text:style-name="P6"/>
      <text:p text:style-name="P7">First impression on the Table of Content:</text:p>
      <text:p text:style-name="P7"><text:s text:c="8"/></text:p>
      <text:p text:style-name="P7"><text:s text:c="8"/>I would merge chapters 3 and 4.</text:p>
      <text:p text:style-name="P7"><text:s text:c="8"/>At least chapter 3 is not "Analysis", but "measurements".</text:p>
      <text:p text:style-name="P1"><text:s text:c="8"/></text:p>
      <text:p text:style-name="P4">L.58 <text:s text:c="3"/>"it’s however the most important component on the detector sensors." =&gt; component is usually used for electronics. Here we are dealing with a block of silicon.</text:p>
      <text:p text:style-name="P4"><text:soft-page-break/><text:s text:c="8"/>Suggestion: "it is what the sensors are made of"</text:p>
      <text:p text:style-name="P3">L.60 <text:s text:c="3"/>sensor’s response =&gt; sensor’s thermal response.</text:p>
      <text:p text:style-name="P1"><text:s text:c="8"/><text:span text:style-name="T1">The connection between infrared thermography and FEA can be improved. You already justified the relevance of contact-free thermal measurements above.</text:span></text:p>
      <text:p text:style-name="P3"><text:s text:c="8"/>So you could say "Moreover, simulations using FEA give the thermal response of the sensors... " You could start a new paragraph on FEA in your intro I think.</text:p>
      <text:p text:style-name="P1"/>
      <text:p text:style-name="P3">L.62 <text:s text:c="3"/>"this simulation model have to" =&gt; has or models?</text:p>
      <text:p text:style-name="P3">L.63 <text:s text:c="3"/>thermo-mechanical: uniformize the spelling. FYI TDR uses the dash.</text:p>
      <text:p text:style-name="P3">L.75 <text:s text:c="3"/>"subsequent sections is" =&gt; "subsequent sections, is"</text:p>
      <text:p text:style-name="P3">L.77 <text:s text:c="3"/>analysis methods =&gt; measurement methods? are we analyzing yet or just taking data?</text:p>
      <text:p text:style-name="P3">L.78 <text:s text:c="3"/>"results are presented accompanied by a small discussion." =&gt; [up to you] "results are presented and discussed"</text:p>
      <text:p text:style-name="P1"/>
      <text:p text:style-name="P1"><text:span text:style-name="T1">L.83 <text:s text:c="3"/>"Infrared measuring devices" =&gt; I am not sure we can say that. I would say "Such devices..."</text:span> </text:p>
      <text:p text:style-name="P3">L.88 <text:s text:c="3"/>"to it which" =&gt; "to it, which"</text:p>
      <text:p text:style-name="P3">L.89 <text:s text:c="3"/>you mention as first and unique caveat in this paragraph the path between object under study and camera. </text:p>
      <text:p text:style-name="P3"><text:s text:c="8"/>This plays very little role in our case. It's a secondary issue, I would say.</text:p>
      <text:p text:style-name="P3"><text:s text:c="8"/>With this last sentence of the paragraph we can conclude that in vacuum we have no problem at all and the camera will always say the truth.</text:p>
      <text:p text:style-name="P3"><text:s text:c="8"/>I understand it's difficult to mention stuff like emissivity etc, as it's only the intro.</text:p>
      <text:p text:style-name="P3"><text:s text:c="8"/>But you should rephrase that end of paragraph so that the reader does not believe that infrared in vacuum is calibration-free.</text:p>
      <text:p text:style-name="P1"/>
      <text:p text:style-name="P3">L.93 <text:s text:c="3"/>is the lower limit 0.7 or 0.8 micrometres?</text:p>
      <text:p text:style-name="P3">L.97 <text:s text:c="3"/>There are different division schemes but all the time (wikipedia, Infrared book) I do not see any gaps nor overlaps. Not the case here. </text:p>
      <text:p text:style-name="P3"><text:s text:c="8"/>https://en.wikipedia.org/wiki/Infrared</text:p>
      <text:p text:style-name="P3"><text:s text:c="8"/>Ref 11: Byrnes, James (2009). Unexploded Ordnance Detection and Mitigation. Springer. pp. 21–22. ISBN 978-1-4020-9252-7.</text:p>
      <text:p text:style-name="P3"><text:s text:c="8"/>So please fix the boundaries</text:p>
      <text:p text:style-name="P3"><text:s text:c="8"/>Suggestion: 0.75 - 1.4 - 3 - 8 - 15 </text:p>
      <text:p text:style-name="P3"><text:s text:c="8"/>(the 0.75 needs to be in the text to for consistency)</text:p>
      <text:p text:style-name="P3">L.100 <text:s text:c="2"/>Far infrared?</text:p>
      <text:p text:style-name="P3">L.109 <text:s text:c="2"/>Would it be better to write the equation without C1 and C2? They are defined with c, h, and k_B, </text:p>
      <text:p text:style-name="P3"><text:s text:c="8"/>so I would just write the equation without these constants first, or at least put the definition of these C1 and C2 somewhere</text:p>
      <text:p text:style-name="P3"><text:s text:c="8"/>for exp() use "e"</text:p>
      <text:p text:style-name="P3"><text:s text:c="8"/></text:p>
      <text:p text:style-name="P3"><text:s text:c="8"/>Figure 1.1 is pixelized. Any better resolution somewhere?</text:p>
      <text:p text:style-name="P3"><text:s text:c="8"/>Figure 1.2, caption: ... we can see the molecule responsible of the absorption.</text:p>
      <text:p text:style-name="P1"/>
      <text:p text:style-name="P1"><text:s text:c="8"/></text:p>
      <text:p text:style-name="P3"><text:soft-page-break/>L.117 <text:s text:c="2"/>Google does not find reference 6: </text:p>
      <text:p text:style-name="P3"><text:s text:c="8"/>Selected critical applications for thermography: Convection in fluids, selective emitters and highly reflecting materials. </text:p>
      <text:p text:style-name="P3"><text:s text:c="8"/>Proceedings of the Infrared Camera Calibration Conference, vol. 6, (Las Vegas (NV), USA), pp. 161-173, oct 2015.</text:p>
      <text:p text:style-name="P3"><text:s text:c="8"/>Could you send it to me please? Thanks.</text:p>
      <text:p text:style-name="P3">L.126 <text:s text:c="2"/>opaque =&gt; you should precise opaque in infrared radiation</text:p>
      <text:p text:style-name="P3">L.130 <text:s text:c="2"/>Incorrect English. Rephrase and check with a native speaker.</text:p>
      <text:p text:style-name="P3">L.136 <text:s text:c="2"/>tempeture =&gt; " and wavelength".</text:p>
      <text:p text:style-name="P3">L.140 <text:s text:c="2"/>You are reversing cause&amp;consequence. It's because of the definition of a black body, which is an idealization, that any other object will emit less.</text:p>
      <text:p text:style-name="P3"><text:s text:c="8"/>So reverse the two proposition of that sentence to end with eps is between 0 and 1.</text:p>
      <text:p text:style-name="P3">L.141 <text:s text:c="2"/>I do not see the emissivity constant on the graph.<text:span text:style-name="T2">(because it is the ratio btw blackbody and greybody what remains constant… will be seen when I add the other plot beside it)</text:span></text:p>
      <text:p text:style-name="P3">L.141 <text:s text:c="2"/>grey body =&gt; no entry on Wikipedia nor the Infrared book. "Gray" exists. Correct and add the other image of the book. <text:s text:c="5"/></text:p>
      <text:p text:style-name="P3"><text:s/>https://www.spiedigitallibrary.org/ContentImages/Proceedings/10452/104522C/FigureImages/00022_PSISDG10452_104522C_page_2_2.jpg</text:p>
      <text:p text:style-name="P3"><text:s/>(find a vectorial version if possible as this is too pixelized)</text:p>
      <text:p text:style-name="P3">Figure 1.4: we can't see here that the black body yields maximum radiance. With respect to the others yes it's greater in value but who tells us it is a max? </text:p>
      <text:p text:style-name="P3"><text:s text:c="8"/>Would remove this. Will be clearer once you add the other graph with eps_b at 1 for all lambda.</text:p>
      <text:p text:style-name="P3">L.152 <text:s text:c="2"/>so-called</text:p>
      <text:p text:style-name="P3">L.154 <text:s text:c="2"/>temperatures <text:span text:style-name="T3">(temperature is correct)</text:span></text:p>
      <text:p text:style-name="P3">L.161 <text:s text:c="2"/>"will have to absorb" =&gt; "will absorb"</text:p>
      <text:p text:style-name="P5">L.165 <text:s text:c="2"/>"This law also applies to non-blackbodies" =&gt; as an approximation <text:span text:style-name="T3">(no, it applies to all surfaces but the blackbody is a particular case…. easier to explain….this is merely an expression of the 2</text:span><text:span text:style-name="T4">nd</text:span><text:span text:style-name="T3"> law of thermodinamics)</text:span></text:p>
      <text:p text:style-name="P5">L.177 <text:s text:c="2"/>"perceives" =&gt; rather "displays" <text:span text:style-name="T5">(hmmm...I dont know, display is not the word I’m looking for here… it’s more like in the other direction: receives, perceives, feels… “displays goes in the opposite direction”)</text:span></text:p>
      <text:p text:style-name="P1"><text:s text:c="8"/><text:span text:style-name="T1">these factors</text:span></text:p>
      <text:p text:style-name="P3">L.178 <text:s text:c="2"/>would be cool to classify this as they did in the book: intrinsic object properties (material, surface, geometry) and other paramethers (viewing angle, wavelength, ambiant)</text:p>
      <text:p text:style-name="P3">L.179 <text:s text:c="2"/>capital letters not necessary</text:p>
      <text:p text:style-name="P3">L.184 <text:s text:c="2"/>these factors</text:p>
      <text:p text:style-name="P3">L.192 <text:s text:c="2"/>These other contributions</text:p>
      <text:p text:style-name="P3">L.193 <text:s text:c="2"/>on the target surface</text:p>
      <text:p text:style-name="P3">Fig 1.6:"(D) external source radiation transmitted through the target." =&gt; external source of radiation <text:s text:c="3"/></text:p>
      <text:p text:style-name="P3">Eq 1.11 write it first generally and then say we neglect the transmissive part and write the updated equation.</text:p>
      <text:p text:style-name="P3"><text:s text:c="8"/>Otherwise the equation, taken out of its context, is wrong, and we don't want that.</text:p>
      <text:p text:style-name="P3">L.207 <text:s text:c="2"/>would remove "petal" parenthesis as you haven't defined the concept and it would be too long here. You have Chapter 2 for that.</text:p>
      <text:p text:style-name="P3">L.214 <text:s text:c="2"/>where (no capital letter)</text:p>
      <text:p text:style-name="P5"><text:soft-page-break/>L.215 <text:s text:c="2"/>I would remove the footnote as it is not necessary + the current chapter is not about the setup <text:span text:style-name="T6">(I think it’s important to “justify” this here even though we are not talking about the experimental setup just yet...)</text:span></text:p>
      <text:p text:style-name="P3">L.218 <text:s text:c="2"/>same as above 'where'</text:p>
      <text:p text:style-name="P5">L.221 <text:s text:c="2"/>reference needed here. Also I am surprised I do not find much with a Google search and the book has p.118 one four-line paragraph on it.</text:p>
      <text:p text:style-name="P5"><text:s text:c="8"/>I think this efficiency is already accounted for. I would be happy to read your reference + exchange with Peter <text:span text:style-name="T7">(for me it’s the only explanation why we see that constant difference btween what the IR camera reports and the theoretical calculations… in any case it’s obvious that we are not accounting for something (whatever it might be) constant and independent of the surface type and temperature, as the study with the aluminum bucket showed...)</text:span></text:p>
      <text:p text:style-name="P5">L.229 <text:s text:c="2"/>can we average? what are the physics justification? <text:span text:style-name="T7">(yes we can, and we must, otherwise we hit the wall here because there is no way to know the lambda dependence of emissivity, we can use the IMV theorem here since, as I point out in the text, both R and epsilon are slow varying functions of lambda)</text:span></text:p>
      <text:p text:style-name="P3">L.236 <text:s text:c="2"/>just refer "see study ..." and don't detail too much in that theoretical introduction</text:p>
      <text:p text:style-name="P3">L.239 <text:s text:c="2"/>I would start a paragraph entirely dedicated to the angular dependence</text:p>
      <text:p text:style-name="P3">L.241 <text:s text:c="2"/>capital letter blackbody + remove extra space</text:p>
      <text:p text:style-name="P1"><text:span text:style-name="T1">L.242 <text:s text:c="2"/>radiance has 2 occurances, one p.6 and here p.9 but it is not defined. Caution: irradiance != radiance. See Infrared book or https://goo.gl/J588aH <text:s/></text:span><text:s text:c="6"/></text:p>
      <text:p text:style-name="P2"><text:span text:style-name="T8">L.247 <text:s text:c="2"/>it is not an approximation, it's the law: </text:span><text:a xlink:type="simple" xlink:href="https://en.wikipedia.org/wiki/Lambert%27s_cosine_law" text:style-name="Internet_20_link" text:visited-style-name="Visited_20_Internet_20_Link"><text:span text:style-name="T8">https://en.wikipedia.org/wiki/Lambert%27s_cosine_law</text:span></text:a><text:span text:style-name="T8"> </text:span><text:span text:style-name="T9">(no it’s not… this cosine law is for the spectral “intensity” which is the integral of the radiance over the solid angles. The intensity follows a perfect cosine law only for blackbody sources or perfect diffusely scattering surfaces which integrate nicely and we only have left the geometrical cosine dependence coming from the projection of the unitary area in the plane perpendicular to the direction of emission… I have refrased the last paragraph to make that a bit more clear...</text:span><text:span text:style-name="T10">in agreement with the next point, which is the correct one</text:span><text:span text:style-name="T9">)</text:span></text:p>
      <text:p text:style-name="P3">L.248 <text:s text:c="2"/>the necessity of the measurement came from other experimental factors we cannot quantitatively estimate (property of the surface, etc)</text:p>
      <text:p text:style-name="P3"><text:s text:c="8"/>and the geometry of the setup having different angles along the petal's length. You need to rephrase here.</text:p>
      <text:p text:style-name="P1"><text:s text:c="8"/></text:p>
      <text:p text:style-name="P1">____________________________________________________</text:p>
      <text:p text:style-name="P1"/>
      <text:p text:style-name="P1"><text:s text:c="4"/>Chapter 2</text:p>
      <text:p text:style-name="P1">____________________________________________________ <text:s text:c="6"/></text:p>
      <text:p text:style-name="P1"><text:s text:c="8"/></text:p>
      <text:p text:style-name="P3">L.251 <text:s text:c="2"/>reminder of "thermo-mechanical" to stay coherent in your report + with respect to TDR</text:p>
      <text:p text:style-name="P3">L.252 <text:s text:c="2"/>the reader may better understand if you do not start by quoting petal but rather</text:p>
      <text:p text:style-name="P3"><text:s text:c="8"/>zoom in as you nicely did afterwards, with key words end-cap =&gt; discs =&gt; support structures.</text:p>
      <text:p text:style-name="P3"><text:s text:c="8"/>Then you can state they are called "petals"</text:p>
      <text:p text:style-name="P3">L.254 <text:s text:c="2"/>remove "structural" and be more general instead of "CO2 cooling" =&gt; provides the electronics and cooling services.</text:p>
      <text:p text:style-name="P3">L.255 <text:s text:c="2"/>a petal has 9 sensors, remove parentheses for silicon</text:p>
      <text:p text:style-name="P3">L.256 <text:s text:c="2"/>ATLAS Phase II (reverse order)</text:p>
      <text:p text:style-name="P1"><text:span text:style-name="T1">L.257 <text:s text:c="2"/>add mostly because R0 is not. "parts" =&gt; replace by "modules" and you can add it has "blank silicon"</text:span> </text:p>
      <text:p text:style-name="P3">L.261 <text:s text:c="2"/>the employment of non-contact ... very difficult (typo non-contact + order of words)</text:p>
      <text:p text:style-name="P3"><text:soft-page-break/>L.263 <text:s text:c="2"/>the metallic finish is at the back. Writing this may confuse the reader as the metallic part is reflective... </text:p>
      <text:p text:style-name="P3"><text:s text:c="8"/>sugested workaround: you can summarize the whole by being general on the different waffers</text:p>
      <text:p text:style-name="P3">L.264 <text:s text:c="2"/>would remove this sentence (it diminishes your work for no reason!)</text:p>
      <text:p text:style-name="P3">Figure 2.1 <text:s/>the global support structures are shown on the left (you can add some petals are drawn). Replace "design" by schematics</text:p>
      <text:p text:style-name="P3">L.265 <text:s text:c="2"/>don't mix modules and rings</text:p>
      <text:p text:style-name="P3">L.275 <text:s text:c="2"/>"the prototype counts with real cores" =&gt; what is "real" in this case? say "built with the real materials" (with respect to preliminary petal designs)</text:p>
      <text:p text:style-name="P3">Figure 2.2 used for</text:p>
      <text:p text:style-name="P3">L.280 <text:s text:c="2"/>support tends to refer to the end-cap structure. "vertically inserted in a custom rail system"</text:p>
      <text:p text:style-name="P3">L.284: "on the one hand ... on the other hand" = used when you are comparing two different facts or two opposite ways of thinking about a situation</text:p>
      <text:p text:style-name="P3"><text:s text:c="8"/>say "first... second" or "moreover"</text:p>
      <text:p text:style-name="P3">L.292 <text:s text:c="2"/>angle of incidence</text:p>
      <text:p text:style-name="P3">L.316 <text:s text:c="2"/>infrared opaque</text:p>
      <text:p text:style-name="P3">L.323 <text:s text:c="2"/>there is no interference pattern here. Just "blurred the thermogram"</text:p>
      <text:p text:style-name="P3">L.326 <text:s text:c="2"/>more precisely: that a petal thermo-mechanical prototype was cooled down using by-phase CO2.</text:p>
      <text:p text:style-name="P3">L.330 <text:s text:c="2"/>four? (one per ring + 1 eos ) x 2 sides</text:p>
      <text:p text:style-name="P3">L.332 <text:s text:c="2"/>write: (25 W for one side's powerboard plus 3 W for the Eos)</text:p>
      <text:p text:style-name="P3">L.334 <text:s text:c="2"/>remove the setpoint difference as it is related to TRACI operations.</text:p>
      <text:p text:style-name="P3"><text:s text:c="8"/>Moreover this was not safe, as we had no way to control this except tweaking manually</text:p>
      <text:p text:style-name="P3"><text:s text:c="8"/>I would remove it, as it is too close to the unknown zone on how to use TRACI properly.</text:p>
      <text:p text:style-name="P3">L.346 <text:s text:c="2"/>maintained by a piece of high emissivity black tape</text:p>
      <text:p text:style-name="P1"/>
      <text:p text:style-name="P1">____________________________________________________</text:p>
      <text:p text:style-name="P1"/>
      <text:p text:style-name="P1"><text:s text:c="4"/>Chapter 3</text:p>
      <text:p text:style-name="P1">____________________________________________________ <text:s text:c="2"/></text:p>
      <text:p text:style-name="P1"/>
      <text:p text:style-name="P1"/>
      <text:p text:style-name="P1">-----------------------------------------------------------------</text:p>
      <text:p text:style-name="P1"/>
      <text:p text:style-name="P6">Main comment: </text:p>
      <text:p text:style-name="P6"/>
      <text:p text:style-name="P6">Your report is structured with the different measurements in this chapter + the results in Chapter 4.</text:p>
      <text:p text:style-name="P6">That could work, but in your case I think your report would be much better to have</text:p>
      <text:p text:style-name="P6"/>
      <text:p text:style-name="P6">Chapter 3: Preliminary Measurements</text:p>
      <text:p text:style-name="P6">Chapter 4: Calibrated Thermograms</text:p>
      <text:p text:style-name="P6"/>
      <text:p text:style-name="P6">First it would flow better because you will have the results following right after the description of each measurement.</text:p>
      <text:p text:style-name="P6">Second it is crucial to end your report with the main, most relevant results. Other satellite measurement contributing to <text:soft-page-break/>it should be detailed beforehand.</text:p>
      <text:p text:style-name="P1"/>
      <text:p text:style-name="P1">-----------------------------------------------------------------</text:p>
      <text:p text:style-name="P1"/>
      <text:p text:style-name="P3">L.352 <text:s text:c="2"/>...surface, it .. (add comma)</text:p>
      <text:p text:style-name="P3">L.359 <text:s text:c="2"/>add internal control ... and *the* distance </text:p>
      <text:p text:style-name="P3">L.360 <text:s text:c="2"/>the reader doesn't know (yet!) that all part of the alu foil is a region of interest.</text:p>
      <text:p text:style-name="P3"><text:s text:c="8"/>you can add: "..., i.e. an area of the aluminium foil" or something like that</text:p>
      <text:p text:style-name="P3">L.364 <text:s text:c="2"/>remove s at distance</text:p>
      <text:p text:style-name="P3">L.365 <text:s text:c="2"/>"The emissivity and distances settings of 1.00 and 0 m respectively are just telling the camera that record everything </text:p>
      <text:p text:style-name="P3"><text:s text:c="8"/>without applying any further correction" =&gt; awkward phrasing</text:p>
      <text:p text:style-name="P3"><text:s text:c="8"/>=&gt; The camera emissivity is set to 1.00 and the distance to 0 so that the IR camera software does not apply any further correction.</text:p>
      <text:p text:style-name="P3">L.370 <text:s text:c="2"/>add "the" for emissivity and apparent temperature</text:p>
      <text:p text:style-name="P3">L.378 <text:s text:c="2"/>suggestion: split this long sentence in two: "The surface was coated with..." + water temperature goes down</text:p>
      <text:p text:style-name="P5">L.380 <text:s text:c="2"/>the emissivity</text:p>
      <text:p text:style-name="P5"><text:s text:c="8"/>I am not sure I understand this. What do you want to say here?</text:p>
      <text:p text:style-name="P5"><text:s text:c="8"/>moreover you say L.445 "Let’s now discuss another method, known as the “baseline image” method." I am confused on the methods here. <text:span text:style-name="T11">(There are, among others, two methods that I discuss in the report: The “black tape” method, which is the one we used for all the results... and the “baseline image” method, which we do not use but, I think it’s worth discussing since it’s a non-contact offline method that in principle eliminates the necessity of covering the Si with BT. That would be ideal right? However, the difficulty of this method is precisely in how to get the baseline image correctly. Here, as I discuss in the report are two main problems: 1) the Si surface might be quite transmissive. And 2) Ambient temperature is not recommendable as the baseline image temperature.)</text:span></text:p>
      <text:p text:style-name="P5">L.396 <text:s text:c="2"/>remove "known emissivity coating" <text:span text:style-name="T12">(nope… this I can’t remove because was in fact what we did!… Please note that at this point the description of the method (relative methos) is kept general, therefore it doesn’t matter which alternative temp. measuring method we use (thermocouples or black tape…). Only later I state that we went for the “coating” one since attaching thermocouples was complicated and dangerous. We did used thermocouples but as a way to double check the BT in some areas)</text:span></text:p>
      <text:p text:style-name="P1"><text:span text:style-name="T1">L.398 <text:s text:c="2"/>"necessary measurement parameters in the IR camera software" =&gt; which ones?</text:span> </text:p>
      <text:p text:style-name="P5">L.403 <text:s text:c="2"/>repeating won't decrease the uncertainty due to the resolution of the camera</text:p>
      <text:p text:style-name="P5"><text:s text:c="8"/>I would go for a safer phrasing saying that we can to average out the "flickering effect" of the thermograms <text:span text:style-name="T13">(again, at this point this is a general procedure, in fact it is extracted from references 11 and 12, I can’t change what they said… )</text:span></text:p>
      <text:p text:style-name="P3">L.405 <text:s text:c="2"/>on the silicon surface</text:p>
      <text:p text:style-name="P3">L.414 <text:s text:c="2"/>Let's</text:p>
      <text:p text:style-name="P5">Eq.3.2 <text:s/>not sure it is okay with the indices. Should be Si and not TB. Or I didn't get the reasoning here.</text:p>
      <text:p text:style-name="P5"><text:s text:c="8"/>Edit: ok never mind I think I get it.</text:p>
      <text:p text:style-name="P5"><text:s text:c="8"/>However it is confusing in the way it is introduced.</text:p>
      <text:p text:style-name="P5"><text:s text:c="8"/>We can talk about it on how to explain best but as we are looking for T_Si, perhaps it's better to start from there. <text:span text:style-name="T13">(You are right, this needs to be rephrased in a better way… will do)</text:span></text:p>
      <text:p text:style-name="P3"><text:soft-page-break/>L.422 <text:s text:c="2"/>the small trick seems to be an equation rearrangement but it is rather motivated by the physics.</text:p>
      <text:p text:style-name="P1"><text:span text:style-name="T1"><text:s text:c="8"/>I would strongly recommand to rephrase. </text:span><text:s text:c="7"/></text:p>
      <text:p text:style-name="P3">L.432 <text:s text:c="2"/>the black tape used for this setup has an emissivity...</text:p>
      <text:p text:style-name="P3">L.434 <text:s text:c="2"/>till line 436: sentence not grammatically correct and too long. Split in two and put for the second the concept</text:p>
      <text:p text:style-name="P3"><text:s text:c="8"/>of thermodynamical equilibrium</text:p>
      <text:p text:style-name="P1"><text:span text:style-name="T1">L.438 <text:s text:c="2"/>trustable =&gt; calibrated, or adjusted</text:span> <text:s text:c="2"/></text:p>
      <text:p text:style-name="P3">L.441 <text:s text:c="2"/>Additionally,... =&gt; I would add this sentence on Si markers right after the one on BT markers</text:p>
      <text:p text:style-name="P3">L.445 <text:s text:c="2"/>"If" =&gt; Let's</text:p>
      <text:p text:style-name="P3">L.450 <text:s text:c="2"/>why italic?</text:p>
      <text:p text:style-name="P3">L.458 <text:s text:c="2"/>"from one to the other" =&gt; inbetween</text:p>
      <text:p text:style-name="P3">L.464 <text:s text:c="2"/>put the footnote exponant on the "impossible"</text:p>
      <text:p text:style-name="P3">L.467 <text:s text:c="2"/>not sure viewing angle is the proper term. Suggesting "Influence of radiation emission angle"</text:p>
      <text:p text:style-name="P3">L.468 <text:s text:c="2"/>"viewing angle of the camera with respect to the normal to the petal" =&gt; angle of incidence of the petal's emitted radiation </text:p>
      <text:p text:style-name="P3">L.469 <text:s text:c="2"/>studies are not angular :) just put "a dedicated study" or "a study"</text:p>
      <text:p text:style-name="P3">L.470 <text:s text:c="2"/>"Petal. and" =&gt; please correct + rephrase "viewing angle"</text:p>
      <text:p text:style-name="P3">L.475 <text:s text:c="2"/>typo "ro's" =&gt; rod</text:p>
      <text:p text:style-name="P1"/>
      <text:p text:style-name="P1">____________________________________________________</text:p>
      <text:p text:style-name="P1"/>
      <text:p text:style-name="P1"><text:s text:c="4"/>Chapter 4</text:p>
      <text:p text:style-name="P1">____________________________________________________ <text:s text:c="2"/></text:p>
      <text:p text:style-name="P1"/>
      <text:p text:style-name="P3">L.478 <text:s text:c="2"/>change title, Ramp up and down in temperature</text:p>
      <text:p text:style-name="P3"><text:s text:c="8"/>=&gt; see comment line 490 to properly introduce this section</text:p>
      <text:p text:style-name="P3">L.479 <text:s text:c="2"/>CO2 not italic</text:p>
      <text:p text:style-name="P3">L.482 <text:s text:c="2"/>PT100, put before "resistance thermometer"</text:p>
      <text:p text:style-name="P3">L.488 <text:s text:c="2"/>it would be nice if you have time to split what is purely TRACI from the rest</text:p>
      <text:p text:style-name="P3">L.489 <text:s text:c="2"/>recorded at each step following...</text:p>
      <text:p text:style-name="P3">L.490 <text:s text:c="2"/>The results =&gt; caution, these are 'nearby products'. It is a result but not what we are directly looking for.</text:p>
      <text:p text:style-name="P3"><text:s text:c="8"/>Just because we end up storing each point we get a thermal cycle but it's not a real one. Usually 30 cycles can tell something on sensor memory.</text:p>
      <text:p text:style-name="P3"><text:s text:c="8"/>You should mention that. Calling ramping down and up of the temperature.</text:p>
      <text:p text:style-name="P3"><text:s text:c="8"/>Also I would strongly recommend to not refer to the 2 and 9, that's internal data for us.</text:p>
      <text:p text:style-name="P3"><text:s text:c="8"/>In a report, it will read better if you use unpolished (back side) and polished (front side) [replace all occurences of 'cycle 2' and 'cycle 9']</text:p>
      <text:p text:style-name="P3">L.502 <text:s text:c="2"/>"that we wanted to perform was" =&gt; that was performed is</text:p>
      <text:p text:style-name="P3">L.509 <text:s text:c="2"/>miss-contact =&gt; bad contact <text:s text:c="8"/></text:p>
      <text:p text:style-name="P3">L.512 <text:s text:c="2"/>setpoint =&gt; temperature setpoint</text:p>
      <text:p text:style-name="P3"><text:s text:c="8"/>R3(border) =&gt; space missing</text:p>
      <text:p text:style-name="P3">L.513 <text:s text:c="2"/>"With this results we also see that the tendency of the sensors is to not having memory </text:p>
      <text:p text:style-name="P3"><text:s text:c="8"/>(i.e. they are not damaged) after the thermal cycles, which was one of the main concerns that motivated the <text:soft-page-break/>thermal tests."</text:p>
      <text:p text:style-name="P3"><text:s text:c="8"/>=&gt; to remove, as explained above</text:p>
      <text:p text:style-name="P3"><text:s text:c="8"/>You can briefly mention "The ramp down and ramp up slopes look mostly symmetrical, with the latter slightly stayin towards lower temperature values</text:p>
      <text:p text:style-name="P3"><text:s text:c="8"/>(within the IR camera uncertainties)</text:p>
      <text:p text:style-name="P3">P.23 <text:s text:c="3"/>if you can, crop the title of the plots</text:p>
      <text:p text:style-name="P3">Fig 4.1 the dots represents *the* setpoints where the petal's electronics was not powered</text:p>
      <text:p text:style-name="P3"><text:s text:c="8"/>for the parenthesis on CO2 [not italic] add: ... , given by the TRACI system)</text:p>
      <text:p text:style-name="P3"><text:s text:c="8"/>I think "represent(s) temperature values read by" ... flows better, please check with a native</text:p>
      <text:p text:style-name="P3">L.517 <text:s text:c="2"/>it's confusing in the way it is phrased, although the science is right.</text:p>
      <text:p text:style-name="P3"><text:s text:c="8"/>stay general first: In order to compare the measured temperature values of the silicon sensors with the ones given by the FEA simulations,</text:p>
      <text:p text:style-name="P3"><text:s text:c="8"/>the black tape method was applied using IR camera readings from the black tape strips.</text:p>
      <text:p text:style-name="P3">L.518 <text:s text:c="2"/>lowest point thermogram =&gt; thermogram at the lowest temperature achieved </text:p>
      <text:p text:style-name="P3">L.519 <text:s text:c="2"/>red squares are =&gt; correspond / delimit </text:p>
      <text:p text:style-name="P3">L.520 <text:s text:c="2"/>"between the marker points corresponding to the black tape measurements" =&gt; inbetween each marker</text:p>
      <text:p text:style-name="P3">L.521 <text:s text:c="2"/>space missing before parenthesis + isotherm map of the sensor</text:p>
      <text:p text:style-name="P3">L.527 <text:s text:c="2"/>"is very hard to model" =&gt; add and is not accounted for in the FEA simulations. I would rephrase "the very complicated" (remove absorption, we include that. Just convection)</text:p>
      <text:p text:style-name="P3"><text:s text:c="8"/>=&gt; the thermal convection <text:s/>or heat transfer by convection</text:p>
      <text:p text:style-name="P3">L.530 <text:s text:c="2"/>"figure out a large area where there is no experimental point" =&gt; to connect to distant measurement zones</text:p>
      <text:p text:style-name="P3">Fig 4.2 "linear interpolation isotherms for the sensors" =&gt; Isotherm contours are drawn using a linear interpolation between each markers.</text:p>
      <text:p text:style-name="P6"><text:s text:c="8"/>Note (most important): your report should end with these plots. Before are all preliminary / satellite studies contributing to these nice results.</text:p>
      <text:p text:style-name="P6"><text:s text:c="8"/>+ FEA plots SHOULD be next to the infrared measurements. In an A4 format landscape for instance you can fit these 4 plots.</text:p>
      <text:p text:style-name="P6"><text:s text:c="8"/>Or better 2 big IR+FEA plots on one full page for one side, another entire page for the other side</text:p>
      <text:p text:style-name="P6"><text:s text:c="8"/></text:p>
      <text:p text:style-name="P6">L.539 <text:s text:c="2"/>at the start of this session, the reader can legitimally ask what this non-invasive technique hasn't been done before (see above)</text:p>
      <text:p text:style-name="P6"><text:s text:c="8"/>once you reshuffle the chapters &amp; sections, it will flow better (here it repeats itself)</text:p>
      <text:p text:style-name="P3">L.549 <text:s text:c="2"/>"as this variant is more like a black box to us," =&gt; fine but you can also say "as the calculations not known in IRBIS proprietary software"</text:p>
      <text:p text:style-name="P3">L.551 <text:s text:c="2"/>opaque =&gt; infrared opaque + well away =&gt; significantly different than the ambient</text:p>
      <text:p text:style-name="P3">L.554 <text:s text:c="2"/>"profile plot" add: (azimuthal projection) + temperature setpoint</text:p>
      <text:p text:style-name="P3">L.557 <text:s text:c="2"/>"It is appreciable the difference between the temperature values of black tape and silicon markers." =&gt; sentence grammatically wrong &amp; I don't get it sorry</text:p>
      <text:p text:style-name="P3">L.558 <text:s text:c="2"/>for the high apparent temperature in Si you can simply say that is collects all reflections</text:p>
      <text:p text:style-name="P5">Fig 4.4. this remains still very qualitative and it would be crucial to know the scale. Has this be saved in IRBIS? <text:span text:style-name="T15">(Unfortunatelly this image was not saved, however it’s fine for qualitative purposes only, as it’s currently used in the report)</text:span></text:p>
      <text:p text:style-name="P3"><text:soft-page-break/>L.571 <text:s text:c="2"/>the petal at room temperature without cooling nor electronics powered on.</text:p>
      <text:p text:style-name="P3">L.578 <text:s text:c="2"/>plays</text:p>
      <text:p text:style-name="P5">Fig.4.8 it's not okay to draw a horizontal line for all marker number (i.e. position) for the thermocouple value as you haven't measured it for each point.</text:p>
      <text:p text:style-name="P5"><text:s text:c="8"/>you assume it's flat. It should be clear in your plot that the blue series is only taken at marker 24. Either modify the plot or rephrase the caption.</text:p>
      <text:p text:style-name="P5"><text:s text:c="8"/>add the uncertainty for the PT100 blue series <text:span text:style-name="T14">(the blue line is just a visual aid for people to see where the “real” water temperature was. Keep in mind that all the BT measurement points are taken at the same time, i.e. with only one IRBIS snapshot, it is not the result of several measurements carried out in a time lapse in which case, of course, the water temperature would have varied and the blue line is not constant any more)</text:span></text:p>
      <text:p text:style-name="P1"><text:s/></text:p>
      <text:p text:style-name="P1">_____________________________________</text:p>
      <text:p text:style-name="P1"/>
      <text:p text:style-name="P1"><text:s/>CONCLUSION</text:p>
      <text:p text:style-name="P1">_____________________________________</text:p>
      <text:p text:style-name="P3">L.587 <text:s/>remove s</text:p>
      <text:p text:style-name="P3">L.588 <text:s/>no thermal cycle =&gt; put 'thermal behavior' + thermo-mechanical petal prototype of the ITk strip sensor for ATLAS Phase II upgrade are presented.</text:p>
      <text:p text:style-name="P3"><text:s text:c="8"/>(it's heavy I know but conclusion needs to get all keywords)</text:p>
      <text:p text:style-name="P3">L.590 <text:s/>would not quote inlet pipe but TRACI data</text:p>
      <text:p text:style-name="P3">L.595 <text:s text:c="2"/>"of the PT100s are observed for a couple of sensors." =&gt; of some PT100 sensors were observed.</text:p>
      <text:p text:style-name="P3">L.596 <text:s text:c="2"/>see remark above on that</text:p>
      <text:p text:style-name="P3">L.604 <text:s text:c="2"/>careful: it can be highly reflective in the visible range but not necessarily in the IR one. Have you checked that?</text:p>
      <text:p text:style-name="P3">L.606 <text:s text:c="2"/>for a shorter conclusion, I would remove the paragraph on the response scale factor</text:p>
      <text:p text:style-name="P3">L.611 <text:s text:c="2"/>instead, put viewing angle before and end with an outlook. "Further investigations...." </text:p>
      <text:p text:style-name="P1"><text:s text:c="8"/></text:p>
      <text:p text:style-name="P1"><text:s text:c="7"/></text:p>
      <text:p text:style-name="P1"><text:s text:c="8"/></text:p>
      <text:p text:style-name="P1"><text:s text:c="8"/></text:p>
      <text:p text:style-name="P1"><text:s text:c="8"/></text:p>
      <text:p text:style-name="P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3T23:53:54.671535642</dc:date>
    <meta:editing-duration>PT13H8M17S</meta:editing-duration>
    <meta:editing-cycles>19</meta:editing-cycles>
    <meta:generator>LibreOffice/5.1.6.2$Linux_X86_64 LibreOffice_project/10m0$Build-2</meta:generator>
    <meta:document-statistic meta:table-count="0" meta:image-count="0" meta:object-count="0" meta:page-count="9" meta:paragraph-count="260" meta:word-count="3792" meta:character-count="23835" meta:non-whitespace-character-count="19188"/>
  </office:meta>
</office:document-meta>
</file>